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819cm" style:rel-column-width="2732*"/>
    </style:style>
    <style:style style:name="Table2.B" style:family="table-column">
      <style:table-column-properties style:column-width="12.181cm" style:rel-column-width="6906*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867cm" style:rel-column-width="2759*"/>
    </style:style>
    <style:style style:name="Table4.B" style:family="table-column">
      <style:table-column-properties style:column-width="12.134cm" style:rel-column-width="6879*"/>
    </style:style>
    <style:style style:name="Table4.A1" style:family="table-cell">
      <style:table-cell-properties fo:padding="0.097cm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margin-left="1.251cm" fo:margin-right="0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nly show lines that have values to keep final document as compact as possible</text:h>
      <text:p text:style-name="Text_20_body">----------------------------</text:p>
      <text:h text:style-name="Heading_20_1" text:outline-level="1">Title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>Status postponed</text:p>
          </table:table-cell>
          <table:table-cell table:style-name="Table4.A1" office:value-type="string">
            <text:p text:style-name="Table_20_Contents">Not critical to first release</text:p>
          </table:table-cell>
        </table:table-row>
        <table:table-row>
          <table:table-cell table:style-name="Table4.A1" office:value-type="string">
            <text:p text:style-name="P1">Description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P1">Rationale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P1">Notes</text:p>
          </table:table-cell>
          <table:table-cell table:style-name="Table4.A1" office:value-type="string">
            <text:p text:style-name="Table_20_Contents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Created</text:p>
          </table:table-cell>
          <table:table-cell table:style-name="Table2.A1" office:value-type="string">
            <text:p text:style-name="Table_20_Contents">By oliver on 2012-05-11</text:p>
          </table:table-cell>
        </table:table-row>
        <table:table-row>
          <table:table-cell table:style-name="Table2.A1" office:value-type="string">
            <text:p text:style-name="P1">Assigned</text:p>
          </table:table-cell>
          <table:table-cell table:style-name="Table2.A1" office:value-type="string">
            <text:p text:style-name="Table_20_Contents">To oliver</text:p>
          </table:table-cell>
        </table:table-row>
        <table:table-row>
          <table:table-cell table:style-name="Table2.A1" office:value-type="string">
            <text:p text:style-name="P1">Rejected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1">Tracces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">Dependency to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">Dependency from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">Design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">Test case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">Use case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">Acceptance case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1">Estimated cost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1">Estimated effort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Text_20_body">&lt;Todo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0T08:51:26.14</meta:creation-date>
    <dc:date>2012-08-10T12:09:24.72</dc:date>
    <meta:editing-duration>PT2H17M16S</meta:editing-duration>
    <meta:editing-cycles>3</meta:editing-cycles>
    <meta:generator>LibreOffice/3.5$Windows_x86 LibreOffice_project/165a79a-7059095-e13bb37-fef39a4-9503d18</meta:generator>
    <meta:document-statistic meta:table-count="2" meta:image-count="0" meta:object-count="0" meta:page-count="1" meta:paragraph-count="23" meta:word-count="52" meta:character-count="345" meta:non-whitespace-character-count="316"/>
  </office:meta>
</office:document-meta>
</file>